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MonitorActivator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MonitorActivator.deleted( String p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MonitorActivator.setPropertiesFromContext( Hashtable properties , String ... key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MonitorActivator.getConfigurationAdminTrac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MonitorActivator.stop( Bundle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leMonitorActivator.getPackageAdminTrac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MonitorActivator.getConfigurationAdm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MonitorActivator.start( Bundl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ileMonitorActivato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MonitorActivator.updated( String pid , Dictionary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